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6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4.868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2.697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6.119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5.863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5.574cm"/>
    </style:style>
    <style:style style:name="co16" style:family="table-column">
      <style:table-column-properties fo:break-before="auto" style:column-width="2.402cm"/>
    </style:style>
    <style:style style:name="co17" style:family="table-column">
      <style:table-column-properties fo:break-before="auto" style:column-width="5.606cm"/>
    </style:style>
    <style:style style:name="co18" style:family="table-column">
      <style:table-column-properties fo:break-before="auto" style:column-width="2.69cm"/>
    </style:style>
    <style:style style:name="co19" style:family="table-column">
      <style:table-column-properties fo:break-before="auto" style:column-width="4.743cm"/>
    </style:style>
    <style:style style:name="co20" style:family="table-column">
      <style:table-column-properties fo:break-before="auto" style:column-width="8.146cm"/>
    </style:style>
    <style:style style:name="co21" style:family="table-column">
      <style:table-column-properties fo:break-before="auto" style:column-width="2.24cm"/>
    </style:style>
    <style:style style:name="co22" style:family="table-column">
      <style:table-column-properties fo:break-before="auto" style:column-width="3.676cm"/>
    </style:style>
    <style:style style:name="co23" style:family="table-column">
      <style:table-column-properties fo:break-before="auto" style:column-width="3.261cm"/>
    </style:style>
    <style:style style:name="co24" style:family="table-column">
      <style:table-column-properties fo:break-before="auto" style:column-width="3.852cm"/>
    </style:style>
    <style:style style:name="co25" style:family="table-column">
      <style:table-column-properties fo:break-before="auto" style:column-width="2.536cm"/>
    </style:style>
    <style:style style:name="co26" style:family="table-column">
      <style:table-column-properties fo:break-before="auto" style:column-width="3.881cm"/>
    </style:style>
    <style:style style:name="co27" style:family="table-column">
      <style:table-column-properties fo:break-before="auto" style:column-width="7.0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udio_Jeux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Assassin’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ivilisation VI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LoL_Ban" table:style-name="ta1">
        <table:table-column table:style-name="co3" table:number-columns-repeated="61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</table:table>
      <table:table table:name="LoL_Pic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</table:table-row>
      </table:table>
      <table:table table:name="Dessin_Anime" table:style-name="ta1">
        <table:table-column table:style-name="co10" table:default-cell-style-name="Default"/>
        <table:table-column table:style-name="co11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’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’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s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Hymne" table:style-name="ta1">
        <table:table-column table:style-name="co12" table:default-cell-style-name="Default"/>
        <table:table-column table:style-name="co13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Pays de Galles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Audio_Film" table:style-name="ta1">
        <table:table-column table:style-name="co14" table:default-cell-style-name="Default"/>
        <table:table-column table:style-name="co15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007 »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300 »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OSS 117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Audio_Serie" table:style-name="ta1">
        <table:table-column table:style-name="co16" table:default-cell-style-name="Default"/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</table:table-row>
      </table:table>
      <table:table table:name="Finale" table:style-name="ta1">
        <table:table-column table:style-name="co4" table:number-columns-repeated="3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</table:table>
      <table:table table:name="WhoIsIt" table:style-name="ta1">
        <table:table-column table:style-name="co4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Samy Naceri</text:p>
          </table:table-cell>
          <table:table-cell office:value-type="string" calcext:value-type="string">
            <text:p>samy-naceri.jp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jp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-minne.jpe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Keira Knightley</text:p>
          </table:table-cell>
          <table:table-cell office:value-type="string" calcext:value-type="string">
            <text:p>Keira Knightley.jp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jpe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i est-ce 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</table:table-row>
      </table:table>
      <table:table table:name="Re Judo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</table:table>
      <table:table table:name="WhoAreThey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i sont-ils ?</text:p>
          </table:table-cell>
          <table:table-cell office:value-type="string" calcext:value-type="string">
            <text:p>Macron / Trump</text:p>
          </table:table-cell>
          <table:table-cell office:value-type="string" calcext:value-type="string">
            <text:p>Double1.jpg</text:p>
          </table:table-cell>
          <table:table-cell office:value-type="string" calcext:value-type="string">
            <text:p>img</text:p>
          </table:table-cell>
        </table:table-row>
      </table:table>
      <table:table table:name="Artiste" table:style-name="ta1"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6" table:number-columns-repeated="1020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groupe ?</text:p>
          </table:table-cell>
          <table:table-cell office:value-type="string" calcext:value-type="string">
            <text:p>AC / DC</text:p>
          </table:table-cell>
          <table:table-cell office:value-type="string" calcext:value-type="string">
            <text:p>ACDC-ShotInTheDark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’artiste ?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Ariana Grande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’artiste ?</text:p>
          </table:table-cell>
          <table:table-cell office:value-type="string" calcext:value-type="string">
            <text:p>Louis Fonsi</text:p>
          </table:table-cell>
          <table:table-cell office:value-type="string" calcext:value-type="string">
            <text:p>Louis-Fonsi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’artiste ?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Maroon5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’artiste ?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MileyCyrus-Flower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s sont les artistes ?</text:p>
          </table:table-cell>
          <table:table-cell office:value-type="string" calcext:value-type="string">
            <text:p>Shawn Mendez et Camilla Cabello</text:p>
          </table:table-cell>
          <table:table-cell office:value-type="string" calcext:value-type="string">
            <text:p>Shawn Mendez et Camilla Cabello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’artiste ?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Taylor Swift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’artiste ?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TheWeeknd-BindingLight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’artiste ?</text:p>
          </table:table-cell>
          <table:table-cell office:value-type="string" calcext:value-type="string">
            <text:p>Gims</text:p>
          </table:table-cell>
          <table:table-cell office:value-type="string" calcext:value-type="string">
            <text:p>Gims.mp3</text:p>
          </table:table-cell>
          <table:table-cell office:value-type="string" calcext:value-type="string">
            <text:p>audio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1">00/00/0000</text:date>, <text:time style:data-style-name="N2" text:time-value="11:23:58.1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7-31T22:11:14.743000000</dc:date>
    <meta:editing-duration>PT14H21M27S</meta:editing-duration>
    <meta:editing-cycles>52</meta:editing-cycles>
    <meta:generator>LibreOffice/6.4.4.2$Windows_X86_64 LibreOffice_project/3d775be2011f3886db32dfd395a6a6d1ca2630ff</meta:generator>
    <meta:document-statistic meta:table-count="12" meta:cell-count="835" meta:object-count="0"/>
  </office:meta>
</office:document-meta>
</file>